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1" fo:font-size="20pt" officeooo:rsid="0019145e" officeooo:paragraph-rsid="00045f69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FreeSans1" fo:font-size="12pt" officeooo:rsid="0019145e" officeooo:paragraph-rsid="00045f6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FreeSans1" fo:font-size="12pt" officeooo:rsid="00045f69" officeooo:paragraph-rsid="00045f6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1c1c1c" style:font-name="FreeSans1" fo:font-size="12pt" officeooo:rsid="00045f69" officeooo:paragraph-rsid="00045f6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FreeSans1" fo:font-size="12pt" officeooo:rsid="00045f69" officeooo:paragraph-rsid="00045f6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font-name="FreeSans1" fo:font-size="12pt" officeooo:rsid="00045f69" officeooo:paragraph-rsid="0004dbe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style:font-name="FreeSans1" fo:font-size="12pt" officeooo:rsid="0004dbe0" officeooo:paragraph-rsid="0004dbe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FreeSans1" fo:font-size="12pt" officeooo:rsid="00052fe2" officeooo:paragraph-rsid="00052fe2" style:font-size-asian="10.5pt" style:font-size-complex="12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FreeSans1" fo:font-size="12pt" officeooo:rsid="00045f69" officeooo:paragraph-rsid="00045f69" style:font-size-asian="10.5pt" style:font-size-complex="12pt"/>
    </style:style>
    <style:style style:name="P10" style:family="paragraph" style:parent-style-name="Standard">
      <style:paragraph-properties fo:text-align="start" style:justify-single-word="false" fo:break-before="page"/>
      <style:text-properties fo:color="#000000" style:font-name="FreeSans1" fo:font-size="12pt" officeooo:rsid="00052fe2" officeooo:paragraph-rsid="00052fe2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style:font-name="FreeSans1" fo:font-size="12pt" officeooo:rsid="00052fe2" officeooo:paragraph-rsid="00052fe2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style:font-name="FreeSans" fo:font-size="12pt" officeooo:rsid="00154efb" officeooo:paragraph-rsid="00154efb" style:font-size-asian="12pt" style:font-size-complex="12pt"/>
    </style:style>
    <style:style style:name="T1" style:family="text">
      <style:text-properties officeooo:rsid="00045f69"/>
    </style:style>
    <style:style style:name="T2" style:family="text">
      <style:text-properties officeooo:rsid="0004db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.C.</text:p>
      <text:p text:style-name="P1">ÇANAKKALE ONSEKİZ MART ÜNİVERSİTESİ</text:p>
      <text:p text:style-name="P1">BİLGİSAYAR MÜHENDİSLİĞİ BÖLÜMÜ</text:p>
      <text:p text:style-name="P1">ALGORİTMA ANALİZİ DERSİ</text:p>
      <text:p text:style-name="P1">FİNAL ÖDEVİ – <text:span text:style-name="T1">2</text:span></text:p>
      <text:p text:style-name="P2"/>
      <text:p text:style-name="P9">Soru 1:</text:p>
      <text:p text:style-name="P3">Parametre olarak n değerini alıp, n boyutlu, değerleri int olan bir vektör oluşturan fonksiyon yazınız ve karmaşıklığını hesaplayınız.</text:p>
      <text:p text:style-name="P4"/>
      <text:p text:style-name="P4">def cr_vector(n):</text:p>
      <text:p text:style-name="P4"><text:s text:c="4"/>vec = []</text:p>
      <text:p text:style-name="P4"><text:s text:c="4"/>for i in range(n): #O(n)</text:p>
      <text:p text:style-name="P4"><text:s text:c="8"/>vec.append(random.randint(0,10))</text:p>
      <text:p text:style-name="P4"><text:s text:c="4"/>return vec</text:p>
      <text:p text:style-name="P5"/>
      <text:p text:style-name="P5">Bu fonksiyonun karmaşıklığı: O(n)’dir.</text:p>
      <text:p text:style-name="P5"/>
      <text:p text:style-name="P5">Soru 2:</text:p>
      <text:p text:style-name="P5">İki vektörü parametre olarak alan ve bunları skaler olarak çarpan fonksiyonu yazın ve karmaşıklığını hesaplayın.</text:p>
      <text:p text:style-name="P5"/>
      <text:p text:style-name="P4">def sc_mul_vectors(v1,v2):</text:p>
      <text:p text:style-name="P4"><text:s text:c="4"/>_len = len(v1)</text:p>
      <text:p text:style-name="P4"><text:s text:c="4"/>if(_len &gt; len(v2)):</text:p>
      <text:p text:style-name="P4"><text:s text:c="8"/>_len = len(v2)</text:p>
      <text:p text:style-name="P4"><text:s text:c="4"/>mul = 0</text:p>
      <text:p text:style-name="P4"><text:s text:c="4"/>for i in range(_len): #O(n)</text:p>
      <text:p text:style-name="P4"><text:s text:c="8"/>mul += v1[i]*v2[i]</text:p>
      <text:p text:style-name="P4"><text:s text:c="4"/>return mul</text:p>
      <text:p text:style-name="P5"/>
      <text:p text:style-name="P5">Bu fonksiyonun karmaşıklığı: O(n)’dir.</text:p>
      <text:p text:style-name="P5"/>
      <text:p text:style-name="P5">Soru 3:</text:p>
      <text:p text:style-name="P5">Parametre olarak m, n alan ve m x n boyutunda bir matris döndüren fonksiyonu yazın ve karmaşıklığını hesaplayın.</text:p>
      <text:p text:style-name="P5"/>
      <text:p text:style-name="P5">def cr_matrix(m,n):</text:p>
      <text:p text:style-name="P5"><text:s text:c="4"/>mat = []</text:p>
      <text:p text:style-name="P5"><text:s text:c="4"/>for i in range(m):# O(n*n) = O(n^2)</text:p>
      <text:p text:style-name="P5"><text:s text:c="8"/>mat.append(cr_vector(n)) #O(n)</text:p>
      <text:p text:style-name="P5"><text:s text:c="4"/>print_matrix(mat)</text:p>
      <text:p text:style-name="P5"><text:s text:c="4"/>return mat</text:p>
      <text:p text:style-name="P5"/>
      <text:p text:style-name="P5">Bu fonksiyonun karmaşıklığı: O(n^2)’dir.</text:p>
      <text:p text:style-name="P5"/>
      <text:p text:style-name="P5">Soru 4:</text:p>
      <text:p text:style-name="P5">Parametre olarak gelen iki matrisi çarpan ve sonucu geri döndüren fonksiyonu yazın ve karmaşıklığını hesaplayın.</text:p>
      <text:p text:style-name="P5"/>
      <text:p text:style-name="P5">def mul_matrix(m1,m2):<text:span text:style-name="T2"># O(n^3) &gt; O(n^2) === O(n^3)</text:span></text:p>
      <text:p text:style-name="P5"><text:s text:c="4"/>if(len(m1[0]) == len(m2)):</text:p>
      <text:p text:style-name="P5"><text:s text:c="8"/>rev_m2 = rev_matrix(m2) <text:span text:style-name="T2"># O(n^2)</text:span></text:p>
      <text:p text:style-name="P5"><text:s text:c="8"/>mul_mat = []</text:p>
      <text:p text:style-name="P5"><text:s text:c="8"/>for i in range(len(m1)): <text:span text:style-name="T2">#O(n^3)</text:span></text:p>
      <text:p text:style-name="P5"><text:s text:c="12"/>mul_mat.append([])</text:p>
      <text:p text:style-name="P5"><text:s text:c="12"/>for j in range(len(rev_m2)): <text:span text:style-name="T2">#O(n^2)</text:span></text:p>
      <text:p text:style-name="P5"><text:s text:c="16"/>mul_mat[i].append(sc_mul_vectors(m1[i],rev_m2[j])) <text:span text:style-name="T2">#O(n)</text:span></text:p>
      <text:p text:style-name="P5"><text:s text:c="8"/>return mul_mat</text:p>
      <text:p text:style-name="P5"><text:s text:c="4"/>else:</text:p>
      <text:p text:style-name="P5"><text:s text:c="8"/>return None</text:p>
      <text:p text:style-name="P5"><text:soft-page-break/><text:s text:c="4"/></text:p>
      <text:p text:style-name="P5">def rev_matrix(m): #O(n^2)</text:p>
      <text:p text:style-name="P5"><text:s text:c="4"/>rev = []</text:p>
      <text:p text:style-name="P5"><text:s text:c="4"/>for i in range(len(m[0])):</text:p>
      <text:p text:style-name="P5"><text:s text:c="8"/>rev.append([])</text:p>
      <text:p text:style-name="P5"><text:s text:c="8"/>for j in range(len(m)):</text:p>
      <text:p text:style-name="P5"><text:s text:c="12"/>rev[i].append(m[j][i])</text:p>
      <text:p text:style-name="P5"><text:s text:c="4"/>return rev</text:p>
      <text:p text:style-name="P5"/>
      <text:p text:style-name="P6"><text:span text:style-name="T2">rev_matrix</text:span> fonksiyonun<text:span text:style-name="T2">un</text:span> karmaşıklığı O(n^2)’dir, mul_matrix fonksiyonun<text:span text:style-name="T2">un</text:span> karmaşıklığı O(n^<text:span text:style-name="T2">3</text:span>)’d<text:span text:style-name="T2">ü</text:span>r, <text:span text:style-name="T2">fakat eğer iki matris çarpma işlemi için uygun değil ise karmaşıklık O(1)’dir.</text:span></text:p>
      <text:p text:style-name="P6"/>
      <text:p text:style-name="P7">Soru 5:</text:p>
      <text:p text:style-name="P7">Daha önce yazılan fonksiyonları kullanarak, 5 adet matrisi çarpan fonksiyonu yazınız ve karmaşıklığını hesaplayınız.</text:p>
      <text:p text:style-name="P7"/>
      <text:p text:style-name="P7">def mul_matrix_list(m_list):</text:p>
      <text:p text:style-name="P7"><text:s text:c="4"/>res = m_list[0]</text:p>
      <text:p text:style-name="P7"><text:s text:c="4"/>for i in range(1,len(m_list)): #O(n^4) veya O(n)</text:p>
      <text:p text:style-name="P7"><text:s text:c="8"/>res = mul_matrix(res,m_list[i])# O(n^3) veya O(1)</text:p>
      <text:p text:style-name="P7"><text:s text:c="8"/>if(res == None):</text:p>
      <text:p text:style-name="P7"><text:s text:c="12"/>return None</text:p>
      <text:p text:style-name="P7"><text:s text:c="4"/>return res</text:p>
      <text:p text:style-name="P7"/>
      <text:p text:style-name="P7">(Soruda 5 adet matris dendiği için hesaplamalar 5 adet matris varmış gibi yapılmaktadır.)</text:p>
      <text:p text:style-name="P7">Çarpılan matrislerin birbirleri ile çarpılmaları için uygun olmaları durumunda karmaşıklık O(n^4), fakat karmaşıklık olmadığı durumlarda ise değişken durumlar sergilenmektedir. </text:p>
      <text:p text:style-name="P7"/>
      <text:p text:style-name="P8">Soru 6:</text:p>
      <text:p text:style-name="P8">Soru 5’e verilen cevabın değişken olduğunu tartışınız ve bunun nasıl mümkün olduğunu anlatınız.</text:p>
      <text:p text:style-name="P8"/>
      <text:p text:style-name="P8">Karmaşıklığın değişken olmasının nedeni, verilen matrislerin çarpma işlemine uygun olup olmamasına bağlı olarak değişmektedir. Çünkü ilk çarpım uygun değil ise karmaşıklık O(1) olur, ikinci çarpım uygun değil ise karmaşıklık O(n^3) olur, fakat diğer çarpımlarda sorun çıkması veya çıkmaması durumunda ise karmaşıklık O(n^4) olur</text:p>
      <text:p text:style-name="P8"/>
      <text:p text:style-name="P8">Soru 7:</text:p>
      <text:p text:style-name="P8">Yukarıda yazılan fonksiyonları test eden bir fonksiyon yazın ve karmaşıklığını bulun.</text:p>
      <text:p text:style-name="P8"/>
      <text:p text:style-name="P8">def tester():</text:p>
      <text:p text:style-name="P8">## <text:s/>test case 1 -&gt; fail</text:p>
      <text:p text:style-name="P8"><text:s text:c="4"/>m_list = []</text:p>
      <text:p text:style-name="P8"><text:s text:c="4"/>for i in range(5):</text:p>
      <text:p text:style-name="P8"><text:s text:c="8"/>m_list.append(cr_matrix(3,6))</text:p>
      <text:p text:style-name="P8"><text:s text:c="4"/>res = mul_matrix_list(m_list)</text:p>
      <text:p text:style-name="P8"><text:s text:c="4"/>if(res != None):</text:p>
      <text:p text:style-name="P8"><text:s text:c="8"/>print_matrix(res)</text:p>
      <text:p text:style-name="P8"><text:s text:c="4"/>else:</text:p>
      <text:p text:style-name="P8"><text:s text:c="8"/>print("*****")</text:p>
      <text:p text:style-name="P8"><text:s text:c="8"/>print("carpilamaz")</text:p>
      <text:p text:style-name="P8"/>
      <text:p text:style-name="P10">## <text:s/>test case 2 -&gt; succeed</text:p>
      <text:p text:style-name="P8"><text:s text:c="4"/>print("-----")</text:p>
      <text:p text:style-name="P8"><text:s text:c="4"/>m_list = []</text:p>
      <text:p text:style-name="P8"><text:s text:c="4"/>for i in range(5):</text:p>
      <text:p text:style-name="P8"><text:s text:c="8"/>m_list.append(cr_matrix(3,3))</text:p>
      <text:p text:style-name="P8"><text:s text:c="4"/>res = mul_matrix_list(m_list)</text:p>
      <text:p text:style-name="P8"><text:s text:c="4"/>if(res != None):</text:p>
      <text:p text:style-name="P8"><text:s text:c="8"/>print_matrix(res)</text:p>
      <text:p text:style-name="P8"><text:s text:c="4"/>else:</text:p>
      <text:p text:style-name="P8"><text:s text:c="8"/>print("*****")</text:p>
      <text:p text:style-name="P8"><text:s text:c="8"/>print("carpilamaz")</text:p>
      <text:p text:style-name="P8"/>
      <text:p text:style-name="P8">Yukarıdaki fonksiyonda test case 1 için karmaşıklık O(1)’dir, fakat test case 2 için karmaşıklık O(n^4)’dür. Buna göre tester fonksiyonunun karmaşıklığı O(n^4) olur.</text:p>
      <text:p text:style-name="P8"/>
      <text:p text:style-name="P8"/>
      <text:p text:style-name="P12">NOT: Bu ödevi kimseden yardım almadan, kendi ders notlarımı kullanarak kendim yaptı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01:55:27.243537751</meta:creation-date>
    <dc:date>2020-06-11T02:29:30.908461745</dc:date>
    <meta:editing-duration>PT7M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95" meta:word-count="458" meta:character-count="3755" meta:non-whitespace-character-count="3028"/>
  </office:meta>
</office:document-meta>
</file>